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26e8a" officeooo:paragraph-rsid="0013aab8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P3" style:family="paragraph" style:parent-style-name="Header">
      <style:paragraph-properties fo:break-before="page"/>
      <style:text-properties officeooo:rsid="0022c9bc" officeooo:paragraph-rsid="0013aab8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4c1f1" officeooo:paragraph-rsid="0014c1f1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704fa" officeooo:paragraph-rsid="001704fa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4c1f1" officeooo:paragraph-rsid="0014c1f1" style:font-size-asian="20pt" style:font-weight-asian="bold" style:font-size-complex="20pt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13aab8"/>
    </style:style>
    <style:style style:name="T3" style:family="text">
      <style:text-properties officeooo:rsid="0015f04a"/>
    </style:style>
    <style:style style:name="T4" style:family="text">
      <style:text-properties officeooo:rsid="001704f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Retrospective du sprint-<text:span text:style-name="T4">2</text:span></text:p>
      <text:p text:style-name="P4"/>
      <text:p text:style-name="P5">Impossibilité d’installer l’environnement chez aucun d’entre nous. Obligation de travailler à l’université.</text:p>
      <text:p text:style-name="P5"/>
      <text:p text:style-name="P5">Manque de rigueur sur le détail du product backlog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3aab8"/>
    </style:style>
    <style:style style:name="MP2" style:family="paragraph" style:parent-style-name="Header">
      <style:paragraph-properties fo:break-before="page"/>
      <style:text-properties officeooo:rsid="0022c9bc" officeooo:paragraph-rsid="0013aab8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MT1" style:family="text">
      <style:text-properties officeooo:rsid="0023544e"/>
    </style:style>
    <style:style style:name="MT2" style:family="text">
      <style:text-properties officeooo:rsid="001704fa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/03</text:span>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5.2.7.2$Linux_X86_64 LibreOffice_project/20m0$Build-2</meta:generator>
    <dc:date>2019-03-07T09:39:10.383416199</dc:date>
    <meta:editing-duration>PT6M14S</meta:editing-duration>
    <meta:editing-cycles>5</meta:editing-cycles>
    <dc:creator>ROSE </dc:creator>
    <meta:document-statistic meta:table-count="0" meta:image-count="0" meta:object-count="0" meta:page-count="1" meta:paragraph-count="6" meta:word-count="32" meta:character-count="238" meta:non-whitespace-character-count="212"/>
  </office:meta>
</office:document-meta>
</file>